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4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4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10"/>
          <table:table-cell table:style-name="ce4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all xyc and run tests from xy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sing def main~(EntryPoint{priority})(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Dict~(5 + 10)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hange xy_dtor to simply look for a dtor function which is much more clea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nameof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un tests of libxy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un realloc 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libs to lib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? → an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to move semantic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wi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should be deref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should be array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sing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deref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List~int @ {}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wi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^ caller spac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move &gt;&gt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unnamed parameters for func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=&lt; =&gt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s f(a=&gt;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 named params f(param=&lt;a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struct init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eparate namespaces for functions and objec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/ prefix opera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`char`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 for pow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ake () optional if the function doesn’t take any argumen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rivate param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f instead of inou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(arr) Ptr~Elem for indeci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boundary expression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horthand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embed li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embed structur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_:Type – not gonna use it but need a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:Type, I just want that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struct SiUnits – parameter with that type, no actual param but give name to struct nam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Go through existing parsing and modif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ew logic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; after shorthand functions</text:p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Assert ^ params don’t have default values</text:p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error if mixing params and free boundary expression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acros!</text:p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move &lt;&lt;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parsing of ^%arg and %^arg</text:p>
          </table:table-cell>
          <table:table-cell table:number-columns-repeated="3"/>
        </table:table-row>
      </table:table>
      <table:table table:name="Long Term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2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2:47:39.820958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1-15T14:54:42.240042349</dc:date>
    <meta:editing-duration>P69DT18H59M</meta:editing-duration>
    <meta:editing-cycles>77</meta:editing-cycles>
    <meta:generator>LibreOffice/24.8.2.1$Linux_X86_64 LibreOffice_project/480$Build-1</meta:generator>
    <meta:document-statistic meta:table-count="4" meta:cell-count="157" meta:object-count="0"/>
  </office:meta>
</office:document-meta>
</file>